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94.2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357.6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P2040-PICO30_Rev_A-BOM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3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,R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0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5.1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,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M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=58mR/20%</text:p>
            <text:p>/3.00x3.00x1.50mm/</text:p>
            <text:p>CD32(NRS3015T2R2MNGH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5,C16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100nF/1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,C2,C3,C4,C5,</text:p>
            <text:p>C6,C7,C8,C9,</text:p>
            <text:p>C10,C13,C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uF/10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1,C1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7,C18,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N5822/SS34/SMA</text:p>
          </table:table-cell>
          <table:table-cell table:style-name="ce8" office:value-type="string" calcext:value-type="string">
            <text:p>SMA</text:p>
          </table:table-cell>
          <table:table-cell table:style-name="ce8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ZD25Q16BTIGT(SOIC-8_208mils)</text:p>
          </table:table-cell>
          <table:table-cell table:style-name="ce8" office:value-type="string" calcext:value-type="string">
            <text:p>SO-8_208mil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P2040(QFN-56_7x7mm_P0.4mm)</text:p>
          </table:table-cell>
          <table:table-cell table:style-name="ce8" office:value-type="string" calcext:value-type="string">
            <text:p>QFN56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YTS-A016-X</text:p>
          </table:table-cell>
          <table:table-cell table:style-name="ce8" office:value-type="string" calcext:value-type="string">
            <text:p>BOOT1,RST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SB-C-16P-F</text:p>
            <text:p>(A40-00119-A52-12)</text:p>
          </table:table-cell>
          <table:table-cell table:style-name="ce8" office:value-type="string" calcext:value-type="string">
            <text:p>USB2.0_TYPE-C</text:p>
            <text:p>(A40-00119-A52-12)</text:p>
          </table:table-cell>
          <table:table-cell table:style-name="ce8" office:value-type="string" calcext:value-type="string">
            <text:p>USB-C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Opened</text:p>
          </table:table-cell>
          <table:table-cell table:style-name="ce8" office:value-type="string" calcext:value-type="string">
            <text:p>SJ_1_SMALLER</text:p>
          </table:table-cell>
          <table:table-cell table:style-name="ce8" office:value-type="string" calcext:value-type="string">
            <text:p>LED_E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NA(2.2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10,</text:span>R15,R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10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LED/GREEN/0603)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SH1.0-10P-180D)</text:p>
          </table:table-cell>
          <table:table-cell table:style-name="ce8" office:value-type="string" calcext:value-type="string">
            <text:p>BM10B-SRSS-TB</text:p>
          </table:table-cell>
          <table:table-cell table:style-name="ce8" office:value-type="string" calcext:value-type="string">
            <text:p>pUEXT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HN1x3)</text:p>
          </table:table-cell>
          <table:table-cell table:style-name="ce8" office:value-type="string" calcext:value-type="string">
            <text:p>HN1x3</text:p>
          </table:table-cell>
          <table:table-cell table:style-name="ce8" office:value-type="string" calcext:value-type="string">
            <text:p>EXT3,EXT4</text:p>
          </table:table-cell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A(HN1x20)</text:p>
          </table:table-cell>
          <table:table-cell table:style-name="ce8" office:value-type="string" calcext:value-type="string">
            <text:p>HN1x20</text:p>
          </table:table-cell>
          <table:table-cell table:style-name="ce8" office:value-type="string" calcext:value-type="string">
            <text:p><text:span text:style-name="T1">EXT1,</text:span>EXT2,</text:p>
            <text:p>EXT5,EXT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2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6-2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08:38:46.91551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6-27T08:39:17.374072952</dc:date>
    <meta:editing-duration>PT53M16S</meta:editing-duration>
    <meta:editing-cycles>18</meta:editing-cycles>
    <meta:document-statistic meta:table-count="1" meta:cell-count="116" meta:object-count="0"/>
  </office:meta>
</office:document-meta>
</file>